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6.992cm" table:align="margins"/>
    </style:style>
    <style:style style:name="Tabela2.A" style:family="table-column">
      <style:table-column-properties style:column-width="16.992cm" style:rel-column-width="65535*"/>
    </style:style>
    <style:style style:name="Tabela2.A1" style:family="table-cell">
      <style:table-cell-properties fo:background-color="transparent" style:border-line-width-left="0.053cm 0.053cm 0.053cm" style:border-line-width-right="0.053cm 0.053cm 0.053cm" style:border-line-width-top="0.053cm 0.053cm 0.053cm" fo:padding="0.097cm" fo:border-left="1.5pt double #000000" fo:border-right="1.5pt double #000000" fo:border-top="1.5pt double #000000" fo:border-bottom="none">
        <style:background-image/>
      </style:table-cell-properties>
    </style:style>
    <style:style style:name="Tabela2.A2" style:family="table-cell">
      <style:table-cell-properties fo:background-color="transparent" style:border-line-width-left="0.053cm 0.053cm 0.053cm" style:border-line-width-right="0.053cm 0.053cm 0.053cm" fo:padding="0.097cm" fo:border-left="1.5pt double #000000" fo:border-right="1.5pt double #000000" fo:border-top="none" fo:border-bottom="none">
        <style:background-image/>
      </style:table-cell-properties>
    </style:style>
    <style:style style:name="Tabela2.A3" style:family="table-cell">
      <style:table-cell-properties fo:background-color="transparent" style:border-line-width-left="0.053cm 0.053cm 0.053cm" style:border-line-width-right="0.053cm 0.053cm 0.053cm" style:border-line-width-bottom="0.053cm 0.053cm 0.053cm" fo:padding="0.097cm" fo:border-left="1.5pt double #000000" fo:border-right="1.5pt double #000000" fo:border-top="none" fo:border-bottom="1.5pt double #000000">
        <style:background-image/>
      </style:table-cell-properties>
    </style:style>
    <style:style style:name="Tabela1" style:family="table">
      <style:table-properties style:width="3.919cm" fo:margin-left="14.58cm" table:align="left"/>
    </style:style>
    <style:style style:name="Tabela1.A" style:family="table-column">
      <style:table-column-properties style:column-width="2.528cm"/>
    </style:style>
    <style:style style:name="Tabela1.B" style:family="table-column">
      <style:table-column-properties style:column-width="1.392cm"/>
    </style:style>
    <style:style style:name="Tabela1.A1" style:family="table-cell">
      <style:table-cell-properties fo:background-color="transparent" fo:padding="0.097cm" fo:border-left="2.05pt solid #ffff00" fo:border-right="none" fo:border-top="none" fo:border-bottom="2.05pt solid #2300dc">
        <style:background-image/>
      </style:table-cell-properties>
    </style:style>
    <style:style style:name="DadosDoContrato" style:family="table">
      <style:table-properties style:width="19.188cm" fo:margin-left="-0.665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DadosDoContrato.A" style:family="table-column">
      <style:table-column-properties style:column-width="1.469cm"/>
    </style:style>
    <style:style style:name="DadosDoContrato.B" style:family="table-column">
      <style:table-column-properties style:column-width="0.079cm"/>
    </style:style>
    <style:style style:name="DadosDoContrato.C" style:family="table-column">
      <style:table-column-properties style:column-width="0.469cm"/>
    </style:style>
    <style:style style:name="DadosDoContrato.D" style:family="table-column">
      <style:table-column-properties style:column-width="0.721cm"/>
    </style:style>
    <style:style style:name="DadosDoContrato.E" style:family="table-column">
      <style:table-column-properties style:column-width="0.926cm"/>
    </style:style>
    <style:style style:name="DadosDoContrato.F" style:family="table-column">
      <style:table-column-properties style:column-width="0.254cm"/>
    </style:style>
    <style:style style:name="DadosDoContrato.H" style:family="table-column">
      <style:table-column-properties style:column-width="1.48cm"/>
    </style:style>
    <style:style style:name="DadosDoContrato.I" style:family="table-column">
      <style:table-column-properties style:column-width="0.265cm"/>
    </style:style>
    <style:style style:name="DadosDoContrato.J" style:family="table-column">
      <style:table-column-properties style:column-width="0.372cm"/>
    </style:style>
    <style:style style:name="DadosDoContrato.K" style:family="table-column">
      <style:table-column-properties style:column-width="0.783cm"/>
    </style:style>
    <style:style style:name="DadosDoContrato.M" style:family="table-column">
      <style:table-column-properties style:column-width="0.392cm"/>
    </style:style>
    <style:style style:name="DadosDoContrato.N" style:family="table-column">
      <style:table-column-properties style:column-width="0.848cm"/>
    </style:style>
    <style:style style:name="DadosDoContrato.O" style:family="table-column">
      <style:table-column-properties style:column-width="1.464cm"/>
    </style:style>
    <style:style style:name="DadosDoContrato.Q" style:family="table-column">
      <style:table-column-properties style:column-width="0.295cm"/>
    </style:style>
    <style:style style:name="DadosDoContrato.R" style:family="table-column">
      <style:table-column-properties style:column-width="0.116cm"/>
    </style:style>
    <style:style style:name="DadosDoContrato.S" style:family="table-column">
      <style:table-column-properties style:column-width="0.473cm"/>
    </style:style>
    <style:style style:name="DadosDoContrato.T" style:family="table-column">
      <style:table-column-properties style:column-width="2.076cm"/>
    </style:style>
    <style:style style:name="DadosDoContrato.U" style:family="table-column">
      <style:table-column-properties style:column-width="0.663cm"/>
    </style:style>
    <style:style style:name="DadosDoContrato.V" style:family="table-column">
      <style:table-column-properties style:column-width="0.101cm"/>
    </style:style>
    <style:style style:name="DadosDoContrato.W" style:family="table-column">
      <style:table-column-properties style:column-width="0.439cm"/>
    </style:style>
    <style:style style:name="DadosDoContrato.X" style:family="table-column">
      <style:table-column-properties style:column-width="0.619cm"/>
    </style:style>
    <style:style style:name="DadosDoContrato.Y" style:family="table-column">
      <style:table-column-properties style:column-width="1.529cm"/>
    </style:style>
    <style:style style:name="DadosDoContrato.Z" style:family="table-column">
      <style:table-column-properties style:column-width="0.051cm"/>
    </style:style>
    <style:style style:name="DadosDoContrato.a" style:family="table-column">
      <style:table-column-properties style:column-width="0.296cm"/>
    </style:style>
    <style:style style:name="DadosDoContrato.b" style:family="table-column">
      <style:table-column-properties style:column-width="2.455cm"/>
    </style:style>
    <style:style style:name="DadosDoContrato.1" style:family="table-row">
      <style:table-row-properties fo:background-color="transparent" fo:keep-together="auto">
        <style:background-image/>
      </style:table-row-properties>
    </style:style>
    <style:style style:name="DadosDoContrato.A1" style:family="table-cell">
      <style:table-cell-properties style:vertical-align="" fo:background-color="transparent" fo:padding="0.097cm" fo:border-left="2.05pt solid #ffff00" fo:border-right="none" fo:border-top="none" fo:border-bottom="2.05pt solid #2323dc">
        <style:background-image/>
      </style:table-cell-properties>
    </style:style>
    <style:style style:name="DadosVariação" style:family="table">
      <style:table-properties style:width="19.168cm" fo:margin-left="-0.688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DadosVariação.A" style:family="table-column">
      <style:table-column-properties style:column-width="1.88cm"/>
    </style:style>
    <style:style style:name="DadosVariação.B" style:family="table-column">
      <style:table-column-properties style:column-width="0.515cm"/>
    </style:style>
    <style:style style:name="DadosVariação.C" style:family="table-column">
      <style:table-column-properties style:column-width="0.526cm"/>
    </style:style>
    <style:style style:name="DadosVariação.D" style:family="table-column">
      <style:table-column-properties style:column-width="0.155cm"/>
    </style:style>
    <style:style style:name="DadosVariação.E" style:family="table-column">
      <style:table-column-properties style:column-width="0.684cm"/>
    </style:style>
    <style:style style:name="DadosVariação.F" style:family="table-column">
      <style:table-column-properties style:column-width="0.944cm"/>
    </style:style>
    <style:style style:name="DadosVariação.G" style:family="table-column">
      <style:table-column-properties style:column-width="0.841cm"/>
    </style:style>
    <style:style style:name="DadosVariação.H" style:family="table-column">
      <style:table-column-properties style:column-width="0.843cm"/>
    </style:style>
    <style:style style:name="DadosVariação.I" style:family="table-column">
      <style:table-column-properties style:column-width="0.215cm"/>
    </style:style>
    <style:style style:name="DadosVariação.J" style:family="table-column">
      <style:table-column-properties style:column-width="0.176cm"/>
    </style:style>
    <style:style style:name="DadosVariação.K" style:family="table-column">
      <style:table-column-properties style:column-width="0.406cm"/>
    </style:style>
    <style:style style:name="DadosVariação.L" style:family="table-column">
      <style:table-column-properties style:column-width="1.771cm"/>
    </style:style>
    <style:style style:name="DadosVariação.N" style:family="table-column">
      <style:table-column-properties style:column-width="0.411cm"/>
    </style:style>
    <style:style style:name="DadosVariação.O" style:family="table-column">
      <style:table-column-properties style:column-width="0.706cm"/>
    </style:style>
    <style:style style:name="DadosVariação.P" style:family="table-column">
      <style:table-column-properties style:column-width="1.688cm"/>
    </style:style>
    <style:style style:name="DadosVariação.R" style:family="table-column">
      <style:table-column-properties style:column-width="0.116cm"/>
    </style:style>
    <style:style style:name="DadosVariação.S" style:family="table-column">
      <style:table-column-properties style:column-width="0.882cm"/>
    </style:style>
    <style:style style:name="DadosVariação.T" style:family="table-column">
      <style:table-column-properties style:column-width="0.333cm"/>
    </style:style>
    <style:style style:name="DadosVariação.U" style:family="table-column">
      <style:table-column-properties style:column-width="0.379cm"/>
    </style:style>
    <style:style style:name="DadosVariação.V" style:family="table-column">
      <style:table-column-properties style:column-width="1.483cm"/>
    </style:style>
    <style:style style:name="DadosVariação.W" style:family="table-column">
      <style:table-column-properties style:column-width="0.912cm"/>
    </style:style>
    <style:style style:name="DadosVariação.X" style:family="table-column">
      <style:table-column-properties style:column-width="0.949cm"/>
    </style:style>
    <style:style style:name="DadosVariação.Y" style:family="table-column">
      <style:table-column-properties style:column-width="1.452cm"/>
    </style:style>
    <style:style style:name="DadosVariação.1" style:family="table-row">
      <style:table-row-properties fo:background-color="transparent" fo:keep-together="auto">
        <style:background-image/>
      </style:table-row-properties>
    </style:style>
    <style:style style:name="DadosVariação.A1" style:family="table-cell">
      <style:table-cell-properties style:vertical-align="" fo:background-color="#ffff00" fo:padding="0.097cm" fo:border-left="2.05pt solid #ffff00" fo:border-right="none" fo:border-top="none" fo:border-bottom="2.05pt solid #2323dc">
        <style:background-image/>
      </style:table-cell-properties>
    </style:style>
    <style:style style:name="DadosVariação.D1" style:family="table-cell">
      <style:table-cell-properties style:vertical-align="" fo:background-color="transparent" fo:padding="0.097cm" fo:border-left="2.05pt solid #ffff00" fo:border-right="none" fo:border-top="none" fo:border-bottom="2.05pt solid #2323dc">
        <style:background-image/>
      </style:table-cell-properties>
    </style:style>
    <style:style style:name="DadosVariação.2" style:family="table-row">
      <style:table-row-properties style:min-row-height="0.453cm" fo:background-color="transparent" fo:keep-together="auto">
        <style:background-image/>
      </style:table-row-properties>
    </style:style>
    <style:style style:name="DadosVariação.R2" style:family="table-cell">
      <style:table-cell-properties style:vertical-align="" fo:background-color="transparent" fo:padding="0.097cm" fo:border-left="2.05pt solid #ffff00" fo:border-right="none" fo:border-top="none" fo:border-bottom="none">
        <style:background-image/>
      </style:table-cell-properties>
    </style:style>
    <style:style style:name="P1" style:family="paragraph" style:parent-style-name="Standard">
      <style:text-properties fo:color="#0038a8" style:font-name="Arial" fo:font-size="9pt" fo:language="pt" fo:country="PT" fo:font-style="italic" style:font-size-asian="9pt" style:font-size-complex="9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Arial" fo:font-size="8pt" style:font-size-asian="8pt" style:font-size-complex="8pt"/>
    </style:style>
    <style:style style:name="P4" style:family="paragraph" style:parent-style-name="Standard">
      <style:text-properties style:font-name="Arial" fo:font-size="7pt" style:font-size-asian="7pt" style:font-size-complex="7pt"/>
    </style:style>
    <style:style style:name="P5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6" style:family="paragraph" style:parent-style-name="Standard">
      <style:paragraph-properties fo:text-align="end" style:justify-single-word="false"/>
      <style:text-properties style:font-name="Arial" fo:font-size="7pt" style:font-size-asian="7pt" style:font-size-complex="7pt"/>
    </style:style>
    <style:style style:name="P7" style:family="paragraph" style:parent-style-name="Standard">
      <style:text-properties style:font-name="Arial" fo:font-size="7pt" fo:font-weight="bold" style:font-size-asian="7pt" style:font-weight-asian="bold" style:font-size-complex="7pt" style:font-weight-complex="bold"/>
    </style:style>
    <style:style style:name="P8" style:family="paragraph" style:parent-style-name="Standard">
      <style:text-properties style:font-name="Arial" fo:font-size="6pt" style:font-size-asian="6pt" style:font-size-complex="6pt"/>
    </style:style>
    <style:style style:name="P9" style:family="paragraph" style:parent-style-name="Standard">
      <style:text-properties style:font-name="Arial" fo:font-size="6pt" fo:font-weight="bold" style:font-size-asian="6pt" style:font-weight-asian="bold" style:font-size-complex="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7pt" style:font-size-asian="7pt" style:font-size-complex="7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13" style:family="paragraph" style:parent-style-name="Standard">
      <style:paragraph-properties fo:background-color="transparent">
        <style:background-image/>
      </style:paragraph-properties>
    </style:style>
    <style:style style:name="P14" style:family="paragraph" style:parent-style-name="Table_20_Contents">
      <style:paragraph-properties fo:background-color="transparent">
        <style:background-image/>
      </style:paragraph-properties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style:font-name="Arial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18pt" fo:font-weight="bold" style:font-size-asian="18pt" style:font-weight-asian="bold" style:font-size-complex="18pt" style:font-weight-complex="bold"/>
    </style:style>
    <style:style style:name="P17" style:family="paragraph" style:parent-style-name="Table_20_Contents">
      <style:paragraph-properties fo:background-color="transparent">
        <style:background-image/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0" style:family="paragraph" style:parent-style-name="Standard">
      <style:paragraph-properties fo:background-color="#ffff00">
        <style:background-image/>
      </style:paragraph-properties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text-align="center" style:justify-single-word="false" fo:background-color="#ffff00">
        <style:background-image/>
      </style:paragraph-properties>
      <style:text-properties style:font-name="Arial" fo:font-size="7pt" fo:font-weight="bold" style:font-size-asian="7pt" style:font-weight-asian="bold" style:font-size-complex="7pt" style:font-weight-complex="bold"/>
    </style:style>
    <style:style style:name="P22" style:family="paragraph" style:parent-style-name="Standard">
      <style:paragraph-properties fo:break-before="page"/>
    </style:style>
    <style:style style:name="P23" style:family="paragraph" style:parent-style-name="Standard">
      <style:paragraph-properties fo:margin-left="-0.647cm" fo:margin-right="0cm" fo:text-align="start" style:justify-single-word="false" fo:text-indent="-0.019cm" style:auto-text-indent="fals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left="-0.647cm" fo:margin-right="0cm" fo:text-align="start" style:justify-single-word="false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left="-0.686cm" fo:margin-right="0cm" fo:text-align="start" style:justify-single-word="false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>
      <style:text-properties style:font-name="Arial" fo:font-size="7pt" style:font-size-asian="7pt" style:font-size-complex="7pt"/>
    </style:style>
    <style:style style:name="T1" style:family="text">
      <style:text-properties style:font-name="Arial" fo:font-size="7pt" style:font-size-asian="7pt" style:font-size-complex="7pt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Standard"/>
      <text:p text:style-name="Standard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4"/>
            <text:p text:style-name="P14"/>
            <text:p text:style-name="P16">SISTEMA XER</text:p>
            <text:p text:style-name="P16">SLIP / XER712</text:p>
            <text:p text:style-name="P16"/>
            <text:p text:style-name="P14"/>
          </table:table-cell>
        </table:table-row>
        <table:table-row>
          <table:table-cell table:style-name="Tabela2.A2" office:value-type="string">
            <text:p text:style-name="P14"/>
            <text:p text:style-name="P17">Agência </text:p>
            <text:p text:style-name="P18">1915-1 – CENOP SERV CURITIBA PR</text:p>
            <text:p text:style-name="P14"/>
          </table:table-cell>
        </table:table-row>
        <table:table-row>
          <table:table-cell table:style-name="Tabela2.A3" office:value-type="string">
            <text:p text:style-name="P17">Emitido em :</text:p>
            <text:p text:style-name="P19"><text:date style:data-style-name="N36" text:date-value="2017-12-13T17:24:09.38">13/12/2017</text:date></text:p>
            <text:p text:style-name="P15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0">ARQUIVAR O SLIP NO DOSSIÊ DA OPERAÇÃO</text:p>
      <text:p text:style-name="Standard"/>
      <text:p text:style-name="Standard"/>
      <text:p text:style-name="Standard"/>
      <text:p text:style-name="Standard"/>
      <text:p text:style-name="Standard"/>
      <text:p text:style-name="P22"><text:tab/><text:tab/><text:span text:style-name="T1"><text:tab/><text:tab/><text:tab/><text:tab/>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">Data de Emissão</text:p>
            <text:p text:style-name="P4"><text:date style:data-style-name="N36" text:date-value="2017-12-13T17:24:09.38">13/12/2017</text:date></text:p>
          </table:table-cell>
          <table:table-cell table:style-name="Tabela1.A1" office:value-type="string">
            <text:p text:style-name="P4">Página</text:p>
            <text:p text:style-name="P6"><text:page-number text:select-page="current" text:page-adjust="-1">1</text:page-number></text:p>
          </table:table-cell>
        </table:table-row>
      </table:table>
      <text:p text:style-name="P2">Dados do Contrato.</text:p>
      <table:table table:name="DadosDoContrato" table:style-name="DadosDoContrato">
        <table:table-column table:style-name="DadosDoContrato.A"/>
        <table:table-column table:style-name="DadosDoContrato.B"/>
        <table:table-column table:style-name="DadosDoContrato.C"/>
        <table:table-column table:style-name="DadosDoContrato.D"/>
        <table:table-column table:style-name="DadosDoContrato.E"/>
        <table:table-column table:style-name="DadosDoContrato.F"/>
        <table:table-column table:style-name="DadosDoContrato.B"/>
        <table:table-column table:style-name="DadosDoContrato.H"/>
        <table:table-column table:style-name="DadosDoContrato.I"/>
        <table:table-column table:style-name="DadosDoContrato.J"/>
        <table:table-column table:style-name="DadosDoContrato.K"/>
        <table:table-column table:style-name="DadosDoContrato.B"/>
        <table:table-column table:style-name="DadosDoContrato.M"/>
        <table:table-column table:style-name="DadosDoContrato.N"/>
        <table:table-column table:style-name="DadosDoContrato.O"/>
        <table:table-column table:style-name="DadosDoContrato.M"/>
        <table:table-column table:style-name="DadosDoContrato.Q"/>
        <table:table-column table:style-name="DadosDoContrato.R"/>
        <table:table-column table:style-name="DadosDoContrato.S"/>
        <table:table-column table:style-name="DadosDoContrato.T"/>
        <table:table-column table:style-name="DadosDoContrato.U"/>
        <table:table-column table:style-name="DadosDoContrato.V"/>
        <table:table-column table:style-name="DadosDoContrato.W"/>
        <table:table-column table:style-name="DadosDoContrato.X"/>
        <table:table-column table:style-name="DadosDoContrato.Y"/>
        <table:table-column table:style-name="DadosDoContrato.Z"/>
        <table:table-column table:style-name="DadosDoContrato.a"/>
        <table:table-column table:style-name="DadosDoContrato.b"/>
        <table:table-row table:style-name="DadosDoContrato.1">
          <table:table-cell table:style-name="DadosDoContrato.A1" office:value-type="string">
            <text:p text:style-name="P11">Agência </text:p>
            <text:p text:style-name="P12">${1}</text:p>
            <text:p text:style-name="P11"/>
          </table:table-cell>
          <table:table-cell table:style-name="DadosDoContrato.A1" table:number-columns-spanned="5" office:value-type="string">
            <text:p text:style-name="P4">Nome Agência</text:p>
            <text:p text:style-name="P7">${2}</text:p>
          </table:table-cell>
          <table:covered-table-cell/>
          <table:covered-table-cell/>
          <table:covered-table-cell/>
          <table:covered-table-cell/>
          <table:table-cell table:style-name="DadosDoContrato.A1" table:number-columns-spanned="3" office:value-type="string">
            <text:p text:style-name="P20">Nº do contrato</text:p>
            <text:p text:style-name="P21">${3}</text:p>
            <text:p text:style-name="P20"/>
          </table:table-cell>
          <table:covered-table-cell/>
          <table:covered-table-cell/>
          <table:table-cell table:style-name="DadosDoContrato.A1" table:number-columns-spanned="4" office:value-type="string">
            <text:p text:style-name="P4">Pavan GS</text:p>
            <text:p text:style-name="P4">${4}</text:p>
          </table:table-cell>
          <table:covered-table-cell/>
          <table:covered-table-cell/>
          <table:covered-table-cell/>
          <table:table-cell table:style-name="DadosDoContrato.A1" table:number-columns-spanned="2" office:value-type="string">
            <text:p text:style-name="P7">Dados da Origem</text:p>
            <text:p text:style-name="P4">Agência / dv</text:p>
            <text:p text:style-name="P4">${5}</text:p>
          </table:table-cell>
          <table:covered-table-cell/>
          <table:table-cell table:style-name="DadosDoContrato.A1" table:number-columns-spanned="3" office:value-type="string">
            <text:p text:style-name="P4">Tipo</text:p>
            <text:p text:style-name="P5">${6}</text:p>
          </table:table-cell>
          <table:covered-table-cell/>
          <table:covered-table-cell/>
          <table:table-cell table:style-name="DadosDoContrato.A1" table:number-columns-spanned="5" office:value-type="string">
            <text:p text:style-name="P4">Contrato</text:p>
            <text:p text:style-name="P4">${7}</text:p>
          </table:table-cell>
          <table:covered-table-cell/>
          <table:covered-table-cell/>
          <table:covered-table-cell/>
          <table:covered-table-cell/>
          <table:table-cell table:style-name="DadosDoContrato.A1" table:number-columns-spanned="4" office:value-type="string">
            <text:p text:style-name="P4">Data Contratação</text:p>
            <text:p text:style-name="P5">${8}</text:p>
          </table:table-cell>
          <table:covered-table-cell/>
          <table:covered-table-cell/>
          <table:covered-table-cell/>
          <table:table-cell table:style-name="DadosDoContrato.A1" office:value-type="string">
            <text:p text:style-name="P4">Data vencimento</text:p>
            <text:p text:style-name="P5">${9}</text:p>
          </table:table-cell>
        </table:table-row>
        <table:table-row table:style-name="DadosDoContrato.1">
          <table:table-cell table:style-name="DadosDoContrato.A1" table:number-columns-spanned="3" office:value-type="string">
            <text:p text:style-name="P4">Referência BACEN</text:p>
            <text:p text:style-name="P4">${10}</text:p>
          </table:table-cell>
          <table:covered-table-cell/>
          <table:covered-table-cell/>
          <table:table-cell table:style-name="DadosDoContrato.A1" table:number-columns-spanned="8" office:value-type="string">
            <text:p text:style-name="P4">Valor Operação</text:p>
            <text:p text:style-name="P6">${11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DoContrato.A1" table:number-columns-spanned="16" office:value-type="string">
            <text:p text:style-name="P4">Nome Mutuário</text:p>
            <text:p text:style-name="P4">${12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DoContrato.A1" office:value-type="string">
            <text:p text:style-name="P4">Tipo de Mutuário</text:p>
            <text:p text:style-name="P6">${13}</text:p>
          </table:table-cell>
        </table:table-row>
        <table:table-row table:style-name="DadosDoContrato.1">
          <table:table-cell table:style-name="DadosDoContrato.A1" table:number-columns-spanned="5" office:value-type="string">
            <text:p text:style-name="P4">CPF/CGC do mutuário</text:p>
            <text:p text:style-name="P4">${14}</text:p>
          </table:table-cell>
          <table:covered-table-cell/>
          <table:covered-table-cell/>
          <table:covered-table-cell/>
          <table:covered-table-cell/>
          <table:table-cell table:style-name="DadosDoContrato.A1" table:number-columns-spanned="7" office:value-type="string">
            <text:p text:style-name="P4">Agência / dv da conta</text:p>
            <text:p text:style-name="P4">${15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DoContrato.A1" table:number-columns-spanned="4" office:value-type="string">
            <text:p text:style-name="P4">Conta cadastrada</text:p>
            <text:p text:style-name="P4">${16}</text:p>
          </table:table-cell>
          <table:covered-table-cell/>
          <table:covered-table-cell/>
          <table:covered-table-cell/>
          <table:table-cell table:style-name="DadosDoContrato.A1" table:number-columns-spanned="12" office:value-type="string">
            <text:p text:style-name="P4">Endereço do mutuário</text:p>
            <text:p text:style-name="P4">${17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DadosDoContrato.1">
          <table:table-cell table:style-name="DadosDoContrato.A1" table:number-columns-spanned="2" office:value-type="string">
            <text:p text:style-name="P4">CEP</text:p>
            <text:p text:style-name="P4">${18}</text:p>
          </table:table-cell>
          <table:covered-table-cell/>
          <table:table-cell table:style-name="DadosDoContrato.A1" table:number-columns-spanned="5" office:value-type="string">
            <text:p text:style-name="P4">Condição de seguro</text:p>
            <text:p text:style-name="P4">${19}</text:p>
          </table:table-cell>
          <table:covered-table-cell/>
          <table:covered-table-cell/>
          <table:covered-table-cell/>
          <table:covered-table-cell/>
          <table:table-cell table:style-name="DadosDoContrato.A1" table:number-columns-spanned="3" office:value-type="string">
            <text:p text:style-name="P4">Condição de IOF</text:p>
            <text:p text:style-name="P4">${20}</text:p>
          </table:table-cell>
          <table:covered-table-cell/>
          <table:covered-table-cell/>
          <table:table-cell table:style-name="DadosDoContrato.A1" table:number-columns-spanned="6" office:value-type="string">
            <text:p text:style-name="P4">Condição de assistência técnica</text:p>
            <text:p text:style-name="P4">${21}</text:p>
          </table:table-cell>
          <table:covered-table-cell/>
          <table:covered-table-cell/>
          <table:covered-table-cell/>
          <table:covered-table-cell/>
          <table:covered-table-cell/>
          <table:table-cell table:style-name="DadosDoContrato.A1" table:number-columns-spanned="4" office:value-type="string">
            <text:p text:style-name="P4">Natureza da operação</text:p>
            <text:p text:style-name="P4">${22}</text:p>
          </table:table-cell>
          <table:covered-table-cell/>
          <table:covered-table-cell/>
          <table:covered-table-cell/>
          <table:table-cell table:style-name="DadosDoContrato.A1" table:number-columns-spanned="4" office:value-type="string">
            <text:p text:style-name="P4">Finalidade</text:p>
            <text:p text:style-name="P4">${23}</text:p>
          </table:table-cell>
          <table:covered-table-cell/>
          <table:covered-table-cell/>
          <table:covered-table-cell/>
          <table:table-cell table:style-name="DadosDoContrato.A1" office:value-type="string">
            <text:p text:style-name="P4">Perpectiva</text:p>
            <text:p text:style-name="P4">${24}</text:p>
          </table:table-cell>
          <table:table-cell table:style-name="DadosDoContrato.A1" table:number-columns-spanned="3" office:value-type="string">
            <text:p text:style-name="P4">Garantia</text:p>
            <text:p text:style-name="P4">${25}</text:p>
          </table:table-cell>
          <table:covered-table-cell/>
          <table:covered-table-cell/>
        </table:table-row>
        <table:table-row table:style-name="DadosDoContrato.1">
          <table:table-cell table:style-name="DadosDoContrato.A1" table:number-columns-spanned="3" office:value-type="string">
            <text:p text:style-name="P3">Ajuizamento</text:p>
            <text:p text:style-name="P3">${26}</text:p>
          </table:table-cell>
          <table:covered-table-cell/>
          <table:covered-table-cell/>
          <table:table-cell table:style-name="DadosDoContrato.A1" table:number-columns-spanned="4" office:value-type="string">
            <text:p text:style-name="P3">Solvência</text:p>
            <text:p text:style-name="P3">${26}</text:p>
          </table:table-cell>
          <table:covered-table-cell/>
          <table:covered-table-cell/>
          <table:covered-table-cell/>
          <table:table-cell table:style-name="DadosDoContrato.A1" table:number-columns-spanned="6" office:value-type="string">
            <text:p text:style-name="P3">Situação da Operação </text:p>
            <text:p text:style-name="P3">${27}</text:p>
          </table:table-cell>
          <table:covered-table-cell/>
          <table:covered-table-cell/>
          <table:covered-table-cell/>
          <table:covered-table-cell/>
          <table:covered-table-cell/>
          <table:table-cell table:style-name="DadosDoContrato.A1" table:number-columns-spanned="4" office:value-type="string">
            <text:p text:style-name="P3">Matricula do Deferidor</text:p>
            <text:p text:style-name="P3">${28}</text:p>
          </table:table-cell>
          <table:covered-table-cell/>
          <table:covered-table-cell/>
          <table:covered-table-cell/>
          <table:table-cell table:style-name="DadosDoContrato.A1" table:number-columns-spanned="5" office:value-type="string">
            <text:p text:style-name="P3">Escalão do deferidor</text:p>
            <text:p text:style-name="P3">${29}</text:p>
          </table:table-cell>
          <table:covered-table-cell/>
          <table:covered-table-cell/>
          <table:covered-table-cell/>
          <table:covered-table-cell/>
          <table:table-cell table:style-name="DadosDoContrato.A1" table:number-columns-spanned="3" office:value-type="string">
            <text:p text:style-name="P3">Área própria</text:p>
            <text:p text:style-name="P3">${30}</text:p>
          </table:table-cell>
          <table:covered-table-cell/>
          <table:covered-table-cell/>
          <table:table-cell table:style-name="DadosDoContrato.A1" table:number-columns-spanned="3" office:value-type="string">
            <text:p text:style-name="P3">Área de Terceiros</text:p>
            <text:p text:style-name="P3">${31}</text:p>
          </table:table-cell>
          <table:covered-table-cell/>
          <table:covered-table-cell/>
        </table:table-row>
        <table:table-row table:style-name="DadosDoContrato.1">
          <table:table-cell table:style-name="DadosDoContrato.A1" table:number-columns-spanned="4" office:value-type="string">
            <text:p text:style-name="P3">Recursos próprios</text:p>
            <text:p text:style-name="P3">${32}</text:p>
          </table:table-cell>
          <table:covered-table-cell/>
          <table:covered-table-cell/>
          <table:covered-table-cell/>
          <table:table-cell table:style-name="DadosDoContrato.A1" table:number-columns-spanned="4" office:value-type="string">
            <text:p text:style-name="P3">Porte do Mutuário</text:p>
            <text:p text:style-name="P3">${33}</text:p>
          </table:table-cell>
          <table:covered-table-cell/>
          <table:covered-table-cell/>
          <table:covered-table-cell/>
          <table:table-cell table:style-name="DadosDoContrato.A1" table:number-columns-spanned="6" office:value-type="string">
            <text:p text:style-name="P3">Classe mutuário</text:p>
            <text:p text:style-name="P3">${34}</text:p>
          </table:table-cell>
          <table:covered-table-cell/>
          <table:covered-table-cell/>
          <table:covered-table-cell/>
          <table:covered-table-cell/>
          <table:covered-table-cell/>
          <table:table-cell table:style-name="DadosDoContrato.A1" table:number-columns-spanned="5" office:value-type="string">
            <text:p text:style-name="P3">Fampe (tipo)</text:p>
            <text:p text:style-name="P3">${35}</text:p>
          </table:table-cell>
          <table:covered-table-cell/>
          <table:covered-table-cell/>
          <table:covered-table-cell/>
          <table:covered-table-cell/>
          <table:table-cell table:style-name="DadosDoContrato.A1" table:number-columns-spanned="2" office:value-type="string">
            <text:p text:style-name="P3">Fampe (valor)</text:p>
            <text:p text:style-name="P3">${36}</text:p>
          </table:table-cell>
          <table:covered-table-cell/>
          <table:table-cell table:style-name="DadosDoContrato.A1" table:number-columns-spanned="5" office:value-type="string">
            <text:p text:style-name="P3">Fampe (data)</text:p>
            <text:p text:style-name="P3">${37}</text:p>
          </table:table-cell>
          <table:covered-table-cell/>
          <table:covered-table-cell/>
          <table:covered-table-cell/>
          <table:covered-table-cell/>
          <table:table-cell table:style-name="DadosDoContrato.A1" table:number-columns-spanned="2" office:value-type="string">
            <text:p text:style-name="P3">Distrito</text:p>
            <text:p text:style-name="P3">${38}</text:p>
          </table:table-cell>
          <table:covered-table-cell/>
        </table:table-row>
      </table:table>
      <text:p text:style-name="P24"/>
      <text:p text:style-name="P23">Dados da variação</text:p>
      <table:table table:name="DadosVariação" table:style-name="DadosVariação">
        <table:table-column table:style-name="DadosVariação.A"/>
        <table:table-column table:style-name="DadosVariação.B"/>
        <table:table-column table:style-name="DadosVariação.C"/>
        <table:table-column table:style-name="DadosVariação.D"/>
        <table:table-column table:style-name="DadosVariação.E"/>
        <table:table-column table:style-name="DadosVariação.F"/>
        <table:table-column table:style-name="DadosVariação.G"/>
        <table:table-column table:style-name="DadosVariação.H"/>
        <table:table-column table:style-name="DadosVariação.I"/>
        <table:table-column table:style-name="DadosVariação.J"/>
        <table:table-column table:style-name="DadosVariação.K"/>
        <table:table-column table:style-name="DadosVariação.L"/>
        <table:table-column table:style-name="DadosVariação.I"/>
        <table:table-column table:style-name="DadosVariação.N"/>
        <table:table-column table:style-name="DadosVariação.O"/>
        <table:table-column table:style-name="DadosVariação.P"/>
        <table:table-column table:style-name="DadosVariação.E"/>
        <table:table-column table:style-name="DadosVariação.R"/>
        <table:table-column table:style-name="DadosVariação.S"/>
        <table:table-column table:style-name="DadosVariação.T"/>
        <table:table-column table:style-name="DadosVariação.U"/>
        <table:table-column table:style-name="DadosVariação.V"/>
        <table:table-column table:style-name="DadosVariação.W"/>
        <table:table-column table:style-name="DadosVariação.X"/>
        <table:table-column table:style-name="DadosVariação.Y"/>
        <table:table-row table:style-name="DadosVariação.1">
          <table:table-cell table:style-name="DadosVariação.A1" table:number-columns-spanned="3" office:value-type="string">
            <text:p text:style-name="P8">Nº de Variação</text:p>
            <text:p text:style-name="P8">${39}</text:p>
          </table:table-cell>
          <table:covered-table-cell/>
          <table:covered-table-cell/>
          <table:table-cell table:style-name="DadosVariação.D1" table:number-columns-spanned="6" office:value-type="string">
            <text:p text:style-name="P8">Situação da Variação</text:p>
            <text:p text:style-name="P8">${40}</text:p>
          </table:table-cell>
          <table:covered-table-cell/>
          <table:covered-table-cell/>
          <table:covered-table-cell/>
          <table:covered-table-cell/>
          <table:covered-table-cell/>
          <table:table-cell table:style-name="DadosVariação.D1" table:number-columns-spanned="6" office:value-type="string">
            <text:p text:style-name="P8">Enquadramento contábil</text:p>
            <text:p text:style-name="P8">${41}</text:p>
          </table:table-cell>
          <table:covered-table-cell/>
          <table:covered-table-cell/>
          <table:covered-table-cell/>
          <table:covered-table-cell/>
          <table:covered-table-cell/>
          <table:table-cell table:style-name="DadosVariação.D1" table:number-columns-spanned="5" office:value-type="string">
            <text:p text:style-name="P8">Enquadramento contábil anterior</text:p>
            <text:p text:style-name="P8">${42}</text:p>
          </table:table-cell>
          <table:covered-table-cell/>
          <table:covered-table-cell/>
          <table:covered-table-cell/>
          <table:covered-table-cell/>
          <table:table-cell table:style-name="DadosVariação.D1" table:number-columns-spanned="2" office:value-type="string">
            <text:p text:style-name="P8">Data enquadr. Anterior</text:p>
            <text:p text:style-name="P8">${43}</text:p>
          </table:table-cell>
          <table:covered-table-cell/>
          <table:table-cell table:style-name="DadosVariação.D1" table:number-columns-spanned="3" office:value-type="string">
            <text:p text:style-name="P8">Enquadramento anterior à transf. CL</text:p>
            <text:p text:style-name="P8">-${44}</text:p>
          </table:table-cell>
          <table:covered-table-cell/>
          <table:covered-table-cell/>
        </table:table-row>
        <table:table-row table:style-name="DadosVariação.2">
          <table:table-cell table:style-name="DadosVariação.D1" table:number-rows-spanned="2" table:number-columns-spanned="4" office:value-type="string">
            <text:p text:style-name="P8">Data transf.para CL</text:p>
            <text:p text:style-name="P8">${45}</text:p>
          </table:table-cell>
          <table:covered-table-cell/>
          <table:covered-table-cell/>
          <table:covered-table-cell/>
          <table:table-cell table:style-name="DadosVariação.D1" table:number-rows-spanned="2" table:number-columns-spanned="2" office:value-type="string">
            <text:p text:style-name="P8">PROAGRO</text:p>
            <text:p text:style-name="P8">${46}</text:p>
          </table:table-cell>
          <table:covered-table-cell/>
          <table:table-cell table:style-name="DadosVariação.D1" table:number-rows-spanned="2" table:number-columns-spanned="4" office:value-type="string">
            <text:p text:style-name="P8">Taxa PROAGRO</text:p>
            <text:p text:style-name="P8">${47}</text:p>
          </table:table-cell>
          <table:covered-table-cell/>
          <table:covered-table-cell/>
          <table:covered-table-cell/>
          <table:table-cell table:style-name="DadosVariação.D1" table:number-rows-spanned="2" table:number-columns-spanned="2" office:value-type="string">
            <text:p text:style-name="P8">Fase PROAGRO</text:p>
            <text:p text:style-name="P8">${48}</text:p>
          </table:table-cell>
          <table:covered-table-cell/>
          <table:table-cell table:style-name="DadosVariação.D1" table:number-rows-spanned="2" table:number-columns-spanned="5" office:value-type="string">
            <text:p text:style-name="P8">Recursos próprios amparadaos</text:p>
            <text:p text:style-name="P8">${49}</text:p>
          </table:table-cell>
          <table:covered-table-cell/>
          <table:covered-table-cell/>
          <table:covered-table-cell/>
          <table:covered-table-cell/>
          <table:table-cell table:style-name="DadosVariação.R2" table:number-columns-spanned="7" office:value-type="string">
            <text:p text:style-name="P8">Periodicidade atu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Variação.D1" table:number-rows-spanned="2" office:value-type="string">
            <text:p text:style-name="P8">Dia base</text:p>
            <text:p text:style-name="P8">${53}</text:p>
          </table:table-cell>
        </table:table-row>
        <table:table-row table:style-name="DadosVariação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Variação.D1" table:number-columns-spanned="2" office:value-type="string">
            <text:p text:style-name="P8">Código</text:p>
            <text:p text:style-name="P8">${50}</text:p>
          </table:table-cell>
          <table:covered-table-cell/>
          <table:table-cell table:style-name="DadosVariação.D1" table:number-columns-spanned="3" office:value-type="string">
            <text:p text:style-name="P8">Taxa de Juros</text:p>
            <text:p text:style-name="P8">${51}</text:p>
          </table:table-cell>
          <table:covered-table-cell/>
          <table:covered-table-cell/>
          <table:table-cell table:style-name="DadosVariação.D1" table:number-columns-spanned="2" office:value-type="string">
            <text:p text:style-name="P8">Taxa de correção </text:p>
            <text:p text:style-name="P8">${52}</text:p>
          </table:table-cell>
          <table:covered-table-cell/>
          <table:covered-table-cell/>
        </table:table-row>
        <table:table-row table:style-name="DadosVariação.1">
          <table:table-cell table:style-name="DadosVariação.D1" table:number-columns-spanned="2" office:value-type="string">
            <text:p text:style-name="P4">Taxa juros anterior</text:p>
            <text:p text:style-name="P4">${54}</text:p>
          </table:table-cell>
          <table:covered-table-cell/>
          <table:table-cell table:style-name="DadosVariação.D1" table:number-columns-spanned="5" office:value-type="string">
            <text:p text:style-name="P4">Taxa correção anterior</text:p>
            <text:p text:style-name="P4">${55}</text:p>
          </table:table-cell>
          <table:covered-table-cell/>
          <table:covered-table-cell/>
          <table:covered-table-cell/>
          <table:covered-table-cell/>
          <table:table-cell table:style-name="DadosVariação.D1" table:number-columns-spanned="4" office:value-type="string">
            <text:p text:style-name="P4">Periodicidade anterior</text:p>
            <text:p text:style-name="P4">${56}</text:p>
          </table:table-cell>
          <table:covered-table-cell/>
          <table:covered-table-cell/>
          <table:covered-table-cell/>
          <table:table-cell table:style-name="DadosVariação.D1" table:number-columns-spanned="2" office:value-type="string">
            <text:p text:style-name="P4">Data Troca das taxas</text:p>
            <text:p text:style-name="P4">${57}</text:p>
          </table:table-cell>
          <table:covered-table-cell/>
          <table:table-cell table:style-name="DadosVariação.D1" table:number-columns-spanned="3" office:value-type="string">
            <text:p text:style-name="P4">Perc. Rebate juros</text:p>
            <text:p text:style-name="P4">${58}</text:p>
          </table:table-cell>
          <table:covered-table-cell/>
          <table:covered-table-cell/>
          <table:table-cell table:style-name="DadosVariação.D1" table:number-columns-spanned="5" office:value-type="string">
            <text:p text:style-name="P4">Perc. Rebate C.M.</text:p>
            <text:p text:style-name="P4">${59}</text:p>
          </table:table-cell>
          <table:covered-table-cell/>
          <table:covered-table-cell/>
          <table:covered-table-cell/>
          <table:covered-table-cell/>
          <table:table-cell table:style-name="DadosVariação.D1" table:number-columns-spanned="2" office:value-type="string">
            <text:p text:style-name="P4">Data início carência</text:p>
            <text:p text:style-name="P4">${60} </text:p>
          </table:table-cell>
          <table:covered-table-cell/>
          <table:table-cell table:style-name="DadosVariação.D1" table:number-columns-spanned="2" office:value-type="string">
            <text:p text:style-name="P4">Data fim carência</text:p>
            <text:p text:style-name="P4">${61}</text:p>
          </table:table-cell>
          <table:covered-table-cell/>
        </table:table-row>
        <table:table-row table:style-name="DadosVariação.1">
          <table:table-cell table:style-name="DadosVariação.R2" table:number-columns-spanned="7" office:value-type="string">
            <text:p text:style-name="P7">Periodicidade prevista para inadimple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Variação.D1" table:number-rows-spanned="2" table:number-columns-spanned="6" office:value-type="string">
            <text:p text:style-name="P4">Ind. Deb. Automático</text:p>
            <text:p text:style-name="P4">-${65}</text:p>
          </table:table-cell>
          <table:covered-table-cell/>
          <table:covered-table-cell/>
          <table:covered-table-cell/>
          <table:covered-table-cell/>
          <table:covered-table-cell/>
          <table:table-cell table:style-name="DadosVariação.D1" table:number-rows-spanned="2" table:number-columns-spanned="8" office:value-type="string">
            <text:p text:style-name="P4">Mod. Pagamento</text:p>
            <text:p text:style-name="P4">${66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Variação.D1" table:number-rows-spanned="2" table:number-columns-spanned="4" office:value-type="string">
            <text:p text:style-name="P4">Fundo programa</text:p>
            <text:p text:style-name="P4">${67}</text:p>
          </table:table-cell>
          <table:covered-table-cell/>
          <table:covered-table-cell/>
          <table:covered-table-cell/>
        </table:table-row>
        <table:table-row table:style-name="DadosVariação.1">
          <table:table-cell table:style-name="DadosVariação.D1" office:value-type="string">
            <text:p text:style-name="P4">Código</text:p>
            <text:p text:style-name="P4">${62}</text:p>
          </table:table-cell>
          <table:table-cell table:style-name="DadosVariação.D1" table:number-columns-spanned="4" office:value-type="string">
            <text:p text:style-name="P4">Taxa de juros</text:p>
            <text:p text:style-name="P4">${63}</text:p>
          </table:table-cell>
          <table:covered-table-cell/>
          <table:covered-table-cell/>
          <table:covered-table-cell/>
          <table:table-cell table:style-name="DadosVariação.D1" table:number-columns-spanned="2" office:value-type="string">
            <text:p text:style-name="P4">Taxa de correção</text:p>
            <text:p text:style-name="P4">${64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DadosVariação.1">
          <table:table-cell table:style-name="DadosVariação.D1" table:number-columns-spanned="8" office:value-type="string">
            <text:p text:style-name="P4">Valor da variação</text:p>
            <text:p text:style-name="P4">${68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Variação.D1" table:number-columns-spanned="10" office:value-type="string">
            <text:p text:style-name="P4">Saldo de capital</text:p>
            <text:p text:style-name="P4">${69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Variação.D1" table:number-columns-spanned="7" office:value-type="string">
            <text:p text:style-name="P4">Saldo total da Variação</text:p>
            <text:p text:style-name="P4">${70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DadosVariação.1">
          <table:table-cell table:style-name="DadosVariação.R2" table:number-columns-spanned="25" office:value-type="string">
            <text:p text:style-name="P9">Acessór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DadosVariação.1">
          <table:table-cell table:style-name="DadosVariação.D1" table:number-columns-spanned="8" office:value-type="string">
            <text:p text:style-name="P4">Saldo dos acessórios efetivos</text:p>
            <text:p text:style-name="P4">${71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Variação.D1" table:number-columns-spanned="10" office:value-type="string">
            <text:p text:style-name="P4">Saldo dos acessórios a apropriar</text:p>
            <text:p text:style-name="P4">${72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Variação.D1" table:number-columns-spanned="7" office:value-type="string">
            <text:p text:style-name="P4">Saldo total de acessórios </text:p>
            <text:p text:style-name="P4">${73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DadosVariação.1">
          <table:table-cell table:style-name="DadosVariação.R2" table:number-columns-spanned="25" office:value-type="string">
            <text:p text:style-name="P7">Correção monetár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DadosVariação.1">
          <table:table-cell table:style-name="DadosVariação.D1" table:number-columns-spanned="8" office:value-type="string">
            <text:p text:style-name="P4">Saldo de correção monetária efetiva</text:p>
            <text:p text:style-name="P4">${74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Variação.D1" table:number-columns-spanned="10" office:value-type="string">
            <text:p text:style-name="P4">Saldo de correção monetária a apropriar</text:p>
            <text:p text:style-name="P4">${75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Variação.D1" table:number-columns-spanned="7" office:value-type="string">
            <text:p text:style-name="P4">Saldo total de correção monetária</text:p>
            <text:p text:style-name="P4">${76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DadosVariação.1">
          <table:table-cell table:style-name="DadosVariação.R2" table:number-columns-spanned="25" office:value-type="string">
            <text:p text:style-name="P4">Jur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DadosVariação.1">
          <table:table-cell table:style-name="DadosVariação.D1" table:number-columns-spanned="8" office:value-type="string">
            <text:p text:style-name="P4">Saldo de juros efetivos</text:p>
            <text:p text:style-name="P4">${77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Variação.D1" table:number-columns-spanned="10" office:value-type="string">
            <text:p text:style-name="P4">Saldo de juros a apropriar</text:p>
            <text:p text:style-name="P4">${78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Variação.D1" table:number-columns-spanned="7" office:value-type="string">
            <text:p text:style-name="P4">Saldo total de juros</text:p>
            <text:p text:style-name="P4">${79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DadosVariação.1">
          <table:table-cell table:style-name="DadosVariação.D1" table:number-columns-spanned="25" office:value-type="string">
            <text:p text:style-name="P4">Projeçõ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DadosVariação.1">
          <table:table-cell table:style-name="DadosVariação.D1" table:number-columns-spanned="8" office:value-type="string">
            <text:p text:style-name="P4">Projeções de acessórios</text:p>
            <text:p text:style-name="P4">${80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Variação.D1" table:number-columns-spanned="10" office:value-type="string">
            <text:p text:style-name="P4">Projeção de juros</text:p>
            <text:p text:style-name="P4">${81} <text:s text:c="3"/>${campo2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Variação.D1" table:number-columns-spanned="7" office:value-type="string">
            <text:p text:style-name="P4">Projeção de correção</text:p>
            <text:p text:style-name="P4">${82} <text:s text:c="3"/>${campo2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DadosVariação.1">
          <table:table-cell table:style-name="DadosVariação.D1" table:number-columns-spanned="14" office:value-type="string">
            <text:p text:style-name="P4">${84} <text:s text:c="7"/>${campo2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Variação.D1" table:number-columns-spanned="11" office:value-type="string">
            <text:p text:style-name="P4">${85} <text:s/>${campo2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4"/>
      <text:p text:style-name="P25">Produto da variação </text:p>
      <text:p text:style-name="P2"/>
      <text:p text:style-name="P2"/>
      <text:p text:style-name="P2">${TESTE}</text:p>
      <text:p text:style-name="P2">${campo2}</text:p>
      <text:p text:style-name="P2">${2}</text:p>
      <text:p text:style-name="P2"/>
      <text:p text:style-name="P2"/>
      <text:p text:style-name="P2"><text:soft-page-break/>${3}</text:p>
      <text:p text:style-name="P2">${4}</text:p>
      <text:p text:style-name="P2">${5}</text:p>
      <text:p text:style-name="P2">${6}</text:p>
      <text:p text:style-name="P2">${7}</text:p>
      <text:p text:style-name="P2">${8}</text:p>
      <text:p text:style-name="P2">${9}</text:p>
      <text:p text:style-name="P2">${10}</text:p>
      <text:p text:style-name="P2">${11}</text:p>
      <text:p text:style-name="P2">${12}</text:p>
      <text:p text:style-name="P2">${13}</text:p>
      <text:p text:style-name="P2">${14}</text:p>
      <text:p text:style-name="P2">${15}</text:p>
      <text:p text:style-name="P2">${16}</text:p>
      <text:p text:style-name="P2">${17}</text:p>
      <text:p text:style-name="P2">${18}</text:p>
      <text:p text:style-name="P2">${19}</text:p>
      <text:p text:style-name="P2">${20}</text:p>
      <text:p text:style-name="P2">${21}</text:p>
      <text:p text:style-name="P2">${22}</text:p>
      <text:p text:style-name="P2">${23}</text:p>
      <text:p text:style-name="P2">${24}</text:p>
      <text:p text:style-name="P2">${25}</text:p>
      <text:p text:style-name="P2">${26}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#ffff00" text:number-lines="false" text:line-number="0">
        <style:tab-stops/>
        <style:background-image/>
      </style:paragraph-properties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0038a8" style:font-name="Arial" fo:font-size="9pt" fo:language="pt" fo:country="PT" fo:font-style="italic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.00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Text_20_body"/>
      </style:header>
      <style:footer>
        <text:p text:style-name="MP1"/>
      </style:footer>
    </style:master-page>
    <style:master-page style:name="HTML" style:page-layout-name="Mpm2">
      <style:footer>
        <text:p text:style-name="Footer"/>
      </style:footer>
    </style:master-page>
    <style:master-page style:name="Footnote" style:page-layout-name="Mpm3"/>
    <style:master-page style:name="Sem_20_título1" style:display-name="Sem título1" style:page-layout-name="Mpm4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3T11:29:40.43</meta:creation-date>
    <dc:date>2017-12-13T17:24:09.28</dc:date>
    <meta:editing-duration>PT1H24M4S</meta:editing-duration>
    <meta:editing-cycles>53</meta:editing-cycles>
    <meta:generator>LibreOffice/3.5$Windows_x86 LibreOffice_project/7122e39-92ed229-498d286-15e43b4-d70da21</meta:generator>
    <meta:print-date>2017-11-09T17:26:24.86</meta:print-date>
    <meta:document-statistic meta:table-count="4" meta:image-count="0" meta:object-count="0" meta:page-count="3" meta:paragraph-count="217" meta:word-count="392" meta:character-count="2376" meta:non-whitespace-character-count="2173"/>
  </office:meta>
</office:document-meta>
</file>